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4-12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4-09-12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4-06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4-03-1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3-12-14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3-09-1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3-06-0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3-03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2-12-0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2-09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2-06-1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2-03-2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1-12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1-09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1-06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1-03-1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0-12-1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0-09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20-06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9-12-0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9-09-1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9-06-2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9-03-2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8-12-1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8-09-0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8-06-2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8-03-1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7-12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7-09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7-06-2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7-03-1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3-07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3-02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2-07-3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2-02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1-07-1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1-06-2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1-05-2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1-04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1-03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1-02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1-01-2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0-12-2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0-11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0-10-2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0-09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0-08-1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10-07-2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7-08-2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6-08-29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6-06-30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4-08-18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4-05-19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4-02-11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3-11-1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3-08-14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3-05-19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3-02-0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2-11-1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2-08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2-05-0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2-02-1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1-11-1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1-08-09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1-05-09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1-02-1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0-11-0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0-08-1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0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2000-02-2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9-11-0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9-08-0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9-05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9-02-10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8-11-02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8-08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8-05-04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8-02-0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7-11-2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7-08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7-05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7-01-30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6-11-1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6-08-2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6-05-1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6-02-2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5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5-08-14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5-05-17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4-11-09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4-08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4-05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4-02-03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3-11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3-08-13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3-05-04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3-02-01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2-11-02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2-08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2-05-1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2-02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1-11-1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1-09-2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1-05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1-03-2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0-11-1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0-09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0-07-1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8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197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81" meta:object-count="0"/>
    <meta:user-defined meta:name="AppVersion">3.0</meta:user-defined>
  </office:meta>
</office:document-meta>
</file>